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tectedLifecycleBean.setInitMethodDeclared( boolean initMethodDecla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ectedLifecycleBean.setBean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ectedLifecycleBean.isDestroy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ectedLifecycleBean.isInitMethodDecla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ectedLifecycleBean.declaredInitMetho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stProcessor.postProcessAfterInitialization( Object bean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tectedLifecycleBean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tectedLifecycleBean.businessMetho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tectedLifecycleBean.ge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ectedLifecycleBean.postProcessBefore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stProcessor.postProcessBeforeInitialization( Object bean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tectedLifecycleBean.postProcessAfterIni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tectedLifecycleBean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ectedLifecycleBean.afterPropertiesSe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